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57in"/>
    </style:style>
    <style:style style:name="co2" style:family="table-column">
      <style:table-column-properties fo:break-before="auto" style:column-width="3.2661in"/>
    </style:style>
    <style:style style:name="co3" style:family="table-column">
      <style:table-column-properties fo:break-before="auto" style:column-width="2.3457in"/>
    </style:style>
    <style:style style:name="co4" style:family="table-column">
      <style:table-column-properties fo:break-before="auto" style:column-width="5.3661in"/>
    </style:style>
    <style:style style:name="co5" style:family="table-column">
      <style:table-column-properties fo:break-before="auto" style:column-width="0.5709in"/>
    </style:style>
    <style:style style:name="co6" style:family="table-column">
      <style:table-column-properties fo:break-before="auto" style:column-width="1.1752in"/>
    </style:style>
    <style:style style:name="co7" style:family="table-column">
      <style:table-column-properties fo:break-before="auto" style:column-width="6.0909in"/>
    </style:style>
    <style:style style:name="co8" style:family="table-column">
      <style:table-column-properties fo:break-before="auto" style:column-width="0.9516in"/>
    </style:style>
    <style:style style:name="co9" style:family="table-column">
      <style:table-column-properties fo:break-before="auto" style:column-width="1.3701in"/>
    </style:style>
    <style:style style:name="co10" style:family="table-column">
      <style:table-column-properties fo:break-before="auto" style:column-width="1.6209in"/>
    </style:style>
    <style:style style:name="co11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1.1654in"/>
    </style:style>
    <style:style style:name="co13" style:family="table-column">
      <style:table-column-properties fo:break-before="auto" style:column-width="6.4256in"/>
    </style:style>
    <style:style style:name="co14" style:family="table-column">
      <style:table-column-properties fo:break-before="auto" style:column-width="0.7661in"/>
    </style:style>
    <style:style style:name="co15" style:family="table-column">
      <style:table-column-properties fo:break-before="auto" style:column-width="16.2681in"/>
    </style:style>
    <style:style style:name="co16" style:family="table-column">
      <style:table-column-properties fo:break-before="auto" style:column-width="1.0819in"/>
    </style:style>
    <style:style style:name="co17" style:family="table-column">
      <style:table-column-properties fo:break-before="auto" style:column-width="3.7398in"/>
    </style:style>
    <style:style style:name="co18" style:family="table-column">
      <style:table-column-properties fo:break-before="auto" style:column-width="12.7638in"/>
    </style:style>
    <style:style style:name="co19" style:family="table-column">
      <style:table-column-properties fo:break-before="auto" style:column-width="10.561in"/>
    </style:style>
    <style:style style:name="co20" style:family="table-column">
      <style:table-column-properties fo:break-before="auto" style:column-width="5.7283in"/>
    </style:style>
    <style:style style:name="co21" style:family="table-column">
      <style:table-column-properties fo:break-before="auto" style:column-width="5.6917in"/>
    </style:style>
    <style:style style:name="co22" style:family="table-column">
      <style:table-column-properties fo:break-before="auto" style:column-width="0.961in"/>
    </style:style>
    <style:style style:name="co23" style:family="table-column">
      <style:table-column-properties fo:break-before="auto" style:column-width="1.1839in"/>
    </style:style>
    <style:style style:name="co24" style:family="table-column">
      <style:table-column-properties fo:break-before="auto" style:column-width="2.4291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4839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4016in" fo:break-before="auto" style:use-optimal-row-height="true"/>
    </style:style>
    <style:style style:name="ro5" style:family="table-row">
      <style:table-row-properties style:row-height="0.6398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1" style:font-name-asian="Arial1" style:font-name-complex="Tahoma"/>
    </style:style>
    <style:style style:name="ce2" style:family="table-cell" style:parent-style-name="Default">
      <style:text-properties style:font-name="Arial1" style:font-name-asian="Arial1" style:font-name-complex="Tahoma"/>
    </style:style>
    <style:style style:name="ce3" style:family="table-cell" style:parent-style-name="Default">
      <style:text-properties fo:color="#0000ff" style:font-name="Arial1" style:text-underline-style="solid" style:text-underline-width="auto" style:text-underline-color="font-color" style:font-name-asian="Arial1" style:font-name-complex="Tahoma"/>
    </style:style>
    <style:style style:name="ce4" style:family="table-cell" style:parent-style-name="Default">
      <style:text-properties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5" style:family="table-cell" style:parent-style-name="Default">
      <style:text-properties fo:font-size="12pt" fo:language="en" fo:country="US" style:font-size-asian="12pt" style:font-size-complex="6.80000019073486pt"/>
    </style:style>
    <style:style style:name="ce6" style:family="table-cell" style:parent-style-name="Default">
      <style:text-properties fo:font-size="12pt" style:font-name-asian="Lucida Sans Unicode" style:language-asian="en" style:country-asian="US" style:font-name-complex="Tahoma" style:language-complex="en" style:country-complex="US"/>
    </style:style>
    <style:style style:name="ce7" style:family="table-cell" style:parent-style-name="Default">
      <style:text-properties fo:font-size="12pt" fo:language="en" fo:country="US" fo:font-weight="normal" style:font-size-asian="12pt" style:language-asian="zh" style:country-asian="CN" style:font-weight-asian="normal" style:font-name-complex="Arial Unicode MS" style:font-size-complex="6.80000019073486pt" style:language-complex="hi" style:country-complex="IN" style:font-weight-complex="normal"/>
    </style:style>
    <style:style style:name="ce8" style:family="table-cell" style:parent-style-name="Default">
      <style:text-properties fo:font-size="10pt" fo:language="pt" fo:country="BR" fo:font-weight="normal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1" style:family="text">
      <style:text-properties style:text-underline-style="solid" style:text-underline-width="auto" style:text-underline-color="font-color" style:font-name-asian="Arial1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ost_title_en</text:p>
          </table:table-cell>
          <table:table-cell office:value-type="string">
            <text:p>post_title_es</text:p>
          </table:table-cell>
          <table:table-cell office:value-type="string">
            <text:p>post_title_pt</text:p>
          </table:table-cell>
          <table:table-cell office:value-type="string">
            <text:p>url</text:p>
          </table:table-cell>
          <table:table-cell office:value-type="string">
            <text:p>category</text:p>
          </table:table-cell>
          <table:table-cell office:value-type="string">
            <text:p>organization_en</text:p>
          </table:table-cell>
          <table:table-cell office:value-type="string">
            <text:p>organization_es</text:p>
          </table:table-cell>
          <table:table-cell office:value-type="string">
            <text:p>organization_pt</text:p>
          </table:table-cell>
          <table:table-cell office:value-type="string">
            <text:p>country</text:p>
          </table:table-cell>
          <table:table-cell table:number-columns-repeated="2" office:value-type="string">
            <text:p>geocode_latitude</text:p>
          </table:table-cell>
          <table:table-cell office:value-type="string">
            <text:p>geocode_address</text:p>
          </table:table-cell>
          <table:table-cell office:value-type="string">
            <text:p>city_en</text:p>
          </table:table-cell>
          <table:table-cell office:value-type="string">
            <text:p>city_es</text:p>
          </table:table-cell>
          <table:table-cell office:value-type="string">
            <text:p>city_pt</text:p>
          </table:table-cell>
          <table:table-cell office:value-type="string">
            <text:p>interface_languages</text:p>
          </table:table-cell>
          <table:table-cell office:value-type="string">
            <text:p>resource_languages</text:p>
          </table:table-cell>
          <table:table-cell office:value-type="string">
            <text:p>site_license</text:p>
          </table:table-cell>
          <table:table-cell office:value-type="string">
            <text:p>resource_license</text:p>
          </table:table-cell>
          <table:table-cell office:value-type="string">
            <text:p>organizations_en</text:p>
          </table:table-cell>
          <table:table-cell office:value-type="string">
            <text:p>organizations_es</text:p>
          </table:table-cell>
          <table:table-cell office:value-type="string">
            <text:p>organizations_pt</text:p>
          </table:table-cell>
          <table:table-cell office:value-type="string">
            <text:p>collections</text:p>
          </table:table-cell>
          <table:table-cell office:value-type="string">
            <text:p>contact</text:p>
          </table:table-cell>
          <table:table-cell office:value-type="string">
            <text:p>site_acessibility</text:p>
          </table:table-cell>
          <table:table-cell table:style-name="Default" office:value-type="string">
            <text:p>resource_types</text:p>
          </table:table-cell>
          <table:table-cell office:value-type="string">
            <text:p>academic_level</text:p>
          </table:table-cell>
          <table:table-cell office:value-type="string">
            <text:p>subject_area</text:p>
          </table:table-cell>
          <table:table-cell office:value-type="string">
            <text:p>funders_en</text:p>
          </table:table-cell>
          <table:table-cell office:value-type="string">
            <text:p>funders_es</text:p>
          </table:table-cell>
          <table:table-cell office:value-type="string">
            <text:p>funders_pt</text:p>
          </table:table-cell>
          <table:table-cell office:value-type="string">
            <text:p>time_markers</text:p>
          </table:table-cell>
          <table:table-cell office:value-type="string">
            <text:p>output_interfaces</text:p>
          </table:table-cell>
          <table:table-cell office:value-type="string">
            <text:p>input_by_users</text:p>
          </table:table-cell>
        </table:table-row>
        <table:table-row table:style-name="ro2">
          <table:table-cell office:value-type="string">
            <text:p>educ.ar</text:p>
          </table:table-cell>
          <table:table-cell office:value-type="string">
            <text:p>educ.ar</text:p>
          </table:table-cell>
          <table:table-cell office:value-type="string">
            <text:p>educ.ar</text:p>
          </table:table-cell>
          <table:table-cell office:value-type="string">
            <text:p><text:a xlink:href="http://www.educ.ar/">http://www.educ.ar/</text:a></text:p>
          </table:table-cell>
          <table:table-cell table:style-name="ce4" office:value-type="string">
            <text:p>Repository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office:value-type="string">
            <text:p>Argentina</text:p>
          </table:table-cell>
          <table:table-cell office:value-type="string">
            <text:p>-34.618393</text:p>
          </table:table-cell>
          <table:table-cell office:value-type="string">
            <text:p>-58.402287</text:p>
          </table:table-cell>
          <table:table-cell office:value-type="string">
            <text:p>Saavedra 789</text:p>
          </table:table-cell>
          <table:table-cell table:number-columns-repeated="3" office:value-type="string">
            <text:p>Buenos Aires</text:p>
          </table:table-cell>
          <table:table-cell table:number-columns-repeated="2" office:value-type="string">
            <text:p>Spanish</text:p>
          </table:table-cell>
          <table:table-cell office:value-type="string">
            <text:p>Copyright</text:p>
          </table:table-cell>
          <table:table-cell table:style-name="ce4" office:value-type="string">
            <text:p>None</text:p>
          </table:table-cell>
          <table:table-cell table:style-name="ce4" table:number-columns-repeated="3"/>
          <table:table-cell/>
          <table:table-cell office:value-type="string">
            <text:p>http://www.educ.ar/sitios/educar/institucional/o</text:p>
          </table:table-cell>
          <table:table-cell/>
          <table:table-cell office:value-type="string">
            <text:p>Animation, Audio, Digital Class, Image, Simulation, Texto, Video</text:p>
          </table:table-cell>
          <table:table-cell table:style-name="ce5" office:value-type="string">
            <text:p>ISCED 0 (0 - Early childhood education), ISCED 1 (1 – Primary), ISCED 2 (2 - Lower secondary), ISCED 3 (3 - Upper secondary), ISCED 5 (5 - Short-cycle tertiary), ISCED 6 (6 - Bachelor or equivalent)</text:p>
          </table:table-cell>
          <table:table-cell office:value-type="string">
            <text:p>Mathematics, Art, Natural Science, Social Science, Physical Education, Sex Education, Ethics and Citizenship, Language</text:p>
            <text:p>Foreign Languages, Technology, Environmental Sciences, Economy and Administration, Philosophy, Informatics, Literature, Psychology</text:p>
            <text:p/>
          </table:table-cell>
          <table:table-cell office:value-type="string">
            <text:p>Government of Argentina</text:p>
          </table:table-cell>
          <table:table-cell office:value-type="string">
            <text:p>Gobierno de Argentina</text:p>
          </table:table-cell>
          <table:table-cell office:value-type="string">
            <text:p>Governo da Argentina</text:p>
          </table:table-cell>
          <table:table-cell table:number-columns-repeated="2"/>
          <table:table-cell office:value-type="string">
            <text:p>Contact, Join, Contribute</text:p>
          </table:table-cell>
        </table:table-row>
        <table:table-row table:style-name="ro3">
          <table:table-cell table:style-name="ce1" office:value-type="string">
            <text:p>Biblioteca Nacional de Maestros</text:p>
          </table:table-cell>
          <table:table-cell table:style-name="ce1" office:value-type="string">
            <text:p>Biblioteca Nacional de Maestros</text:p>
          </table:table-cell>
          <table:table-cell table:style-name="ce1" office:value-type="string">
            <text:p>Biblioteca Nacional de Maestros</text:p>
          </table:table-cell>
          <table:table-cell table:style-name="ce3" office:value-type="string">
            <text:p><text:span text:style-name="T1"><text:a xlink:href="http://www.bnm.me.gov.ar/">http://www.bnm.me.gov.ar/</text:a></text:span></text:p>
          </table:table-cell>
          <table:table-cell table:style-name="ce4" office:value-type="string">
            <text:p>Repository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office:value-type="string">
            <text:p>Argentina</text:p>
          </table:table-cell>
          <table:table-cell office:value-type="string">
            <text:p>-34.597835</text:p>
          </table:table-cell>
          <table:table-cell office:value-type="string">
            <text:p>-58.391223</text:p>
          </table:table-cell>
          <table:table-cell office:value-type="string">
            <text:p>Pizzurno 935</text:p>
          </table:table-cell>
          <table:table-cell table:number-columns-repeated="3" office:value-type="string">
            <text:p>Buenos Aires</text:p>
          </table:table-cell>
          <table:table-cell table:number-columns-repeated="2" office:value-type="string">
            <text:p>Spanish</text:p>
          </table:table-cell>
          <table:table-cell office:value-type="string">
            <text:p>Copyright</text:p>
          </table:table-cell>
          <table:table-cell table:style-name="ce4" office:value-type="string">
            <text:p>Public Domain, None</text:p>
          </table:table-cell>
          <table:table-cell table:number-columns-repeated="4"/>
          <table:table-cell office:value-type="string">
            <text:p><text:a xlink:href="mailto:bnmsitio@me.gov.ar">bnmsitio@me.gov.ar</text:a></text:p>
          </table:table-cell>
          <table:table-cell/>
          <table:table-cell table:style-name="ce4" office:value-type="string">
            <text:p>Text, Image</text:p>
          </table:table-cell>
          <table:table-cell table:number-columns-repeated="2"/>
          <table:table-cell office:value-type="string">
            <text:p>Government of Argentina</text:p>
          </table:table-cell>
          <table:table-cell office:value-type="string">
            <text:p>Gobierno de Argentina</text:p>
          </table:table-cell>
          <table:table-cell office:value-type="string">
            <text:p>Governo da Argentina</text:p>
          </table:table-cell>
          <table:table-cell table:number-columns-repeated="2"/>
          <table:table-cell office:value-type="string">
            <text:p>Contact</text:p>
          </table:table-cell>
        </table:table-row>
        <table:table-row table:style-name="ro4">
          <table:table-cell office:value-type="string">
            <text:p>Primaria Digital</text:p>
          </table:table-cell>
          <table:table-cell office:value-type="string">
            <text:p>Primaria Digital</text:p>
          </table:table-cell>
          <table:table-cell office:value-type="string">
            <text:p>Primaria Digital</text:p>
          </table:table-cell>
          <table:table-cell office:value-type="string">
            <text:p><text:a xlink:href="http://primariadigital.educ.ar/">http://primariadigital.educ.ar/</text:a></text:p>
          </table:table-cell>
          <table:table-cell table:style-name="ce4" office:value-type="string">
            <text:p>Repository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office:value-type="string">
            <text:p>Argentina</text:p>
          </table:table-cell>
          <table:table-cell office:value-type="string">
            <text:p>-34.597835</text:p>
          </table:table-cell>
          <table:table-cell office:value-type="string">
            <text:p>-58.391223</text:p>
          </table:table-cell>
          <table:table-cell office:value-type="string">
            <text:p>Pizzurno 935</text:p>
          </table:table-cell>
          <table:table-cell table:number-columns-repeated="3" office:value-type="string">
            <text:p>Buenos Aires</text:p>
          </table:table-cell>
          <table:table-cell table:number-columns-repeated="2" office:value-type="string">
            <text:p>Spanish</text:p>
          </table:table-cell>
          <table:table-cell office:value-type="string">
            <text:p>None</text:p>
          </table:table-cell>
          <table:table-cell table:style-name="ce4" office:value-type="string">
            <text:p>CC-BY-NC-SA,</text:p>
            <text:p>None, Other</text:p>
          </table:table-cell>
          <table:table-cell table:number-columns-repeated="4"/>
          <table:table-cell office:value-type="string">
            <text:p><text:a xlink:href="mailto:primariadigital@me.gov.ar">primariadigital@me.gov.ar</text:a></text:p>
          </table:table-cell>
          <table:table-cell/>
          <table:table-cell table:style-name="Default" office:value-type="string">
            <text:p>Digital Class, Image, Text, Video</text:p>
          </table:table-cell>
          <table:table-cell table:style-name="ce4" office:value-type="string">
            <text:p>ISCED 1 (1 – Primary)</text:p>
          </table:table-cell>
          <table:table-cell/>
          <table:table-cell office:value-type="string">
            <text:p>Government of Argentina</text:p>
          </table:table-cell>
          <table:table-cell office:value-type="string">
            <text:p>Gobierno de Argentina</text:p>
          </table:table-cell>
          <table:table-cell office:value-type="string">
            <text:p>Governo da Argentina</text:p>
          </table:table-cell>
          <table:table-cell table:number-columns-repeated="3"/>
        </table:table-row>
        <table:table-row table:style-name="ro4">
          <table:table-cell office:value-type="string">
            <text:p>Pakapaka</text:p>
          </table:table-cell>
          <table:table-cell office:value-type="string">
            <text:p>Pakapaka</text:p>
          </table:table-cell>
          <table:table-cell office:value-type="string">
            <text:p>Pakapaka</text:p>
          </table:table-cell>
          <table:table-cell office:value-type="string">
            <text:p><text:a xlink:href="http://www.pakapaka.gob.ar/">http://www.pakapaka.gob.ar/</text:a></text:p>
          </table:table-cell>
          <table:table-cell table:style-name="ce4" office:value-type="string">
            <text:p>Repository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office:value-type="string">
            <text:p>Argentina</text:p>
          </table:table-cell>
          <table:table-cell office:value-type="string">
            <text:p>-34.538087</text:p>
          </table:table-cell>
          <table:table-cell office:value-type="string">
            <text:p>-58.459994</text:p>
          </table:table-cell>
          <table:table-cell office:value-type="string">
            <text:p>Avenida Comodoro Martín Rivadavia 1151</text:p>
          </table:table-cell>
          <table:table-cell table:number-columns-repeated="3" office:value-type="string">
            <text:p>Buenos Aires</text:p>
          </table:table-cell>
          <table:table-cell table:number-columns-repeated="2" office:value-type="string">
            <text:p>Spanish</text:p>
          </table:table-cell>
          <table:table-cell table:number-columns-repeated="2" office:value-type="string">
            <text:p>Copyright</text:p>
          </table:table-cell>
          <table:table-cell table:number-columns-repeated="4"/>
          <table:table-cell office:value-type="string">
            <text:p>http://www.pakapaka.gob.ar/sitios/pakapaka/o/index</text:p>
          </table:table-cell>
          <table:table-cell/>
          <table:table-cell table:style-name="Default" office:value-type="string">
            <text:p>Audio, Game, Text, Video</text:p>
          </table:table-cell>
          <table:table-cell table:style-name="ce5" office:value-type="string">
            <text:p>ISCED 0 (0 - Early childhood education), ISCED 1 (1 - Primary)</text:p>
            <text:p/>
          </table:table-cell>
          <table:table-cell/>
          <table:table-cell office:value-type="string">
            <text:p>Government of Argentina</text:p>
          </table:table-cell>
          <table:table-cell office:value-type="string">
            <text:p>Gobierno de Argentina</text:p>
          </table:table-cell>
          <table:table-cell office:value-type="string">
            <text:p>Governo da Argentina</text:p>
          </table:table-cell>
          <table:table-cell table:number-columns-repeated="2"/>
          <table:table-cell office:value-type="string">
            <text:p>Contact</text:p>
          </table:table-cell>
        </table:table-row>
        <table:table-row table:style-name="ro5">
          <table:table-cell office:value-type="string">
            <text:p>Portal Ministerio de Educación</text:p>
          </table:table-cell>
          <table:table-cell office:value-type="string">
            <text:p>Portal Ministerio de Educación</text:p>
          </table:table-cell>
          <table:table-cell office:value-type="string">
            <text:p>Portal Ministerio de Educación</text:p>
          </table:table-cell>
          <table:table-cell office:value-type="string">
            <text:p><text:a xlink:href="http://portal.educacion.gov.ar/">http://portal.educacion.gov.ar/</text:a></text:p>
          </table:table-cell>
          <table:table-cell table:style-name="ce4" office:value-type="string">
            <text:p>Aggregator, Repository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office:value-type="string">
            <text:p>Argentina</text:p>
          </table:table-cell>
          <table:table-cell office:value-type="string">
            <text:p>-34.597835</text:p>
          </table:table-cell>
          <table:table-cell office:value-type="string">
            <text:p>-58.391223</text:p>
          </table:table-cell>
          <table:table-cell office:value-type="string">
            <text:p>Pizzurno 935</text:p>
          </table:table-cell>
          <table:table-cell table:number-columns-repeated="3" office:value-type="string">
            <text:p>Buenos Aires</text:p>
          </table:table-cell>
          <table:table-cell table:number-columns-repeated="2" office:value-type="string">
            <text:p>Spanish</text:p>
          </table:table-cell>
          <table:table-cell office:value-type="string">
            <text:p>Copyright</text:p>
          </table:table-cell>
          <table:table-cell table:number-columns-repeated="5"/>
          <table:table-cell office:value-type="string">
            <text:p><text:a xlink:href="http://portal.educacion.gov.ar/?page_id=730">http://portal.educacion.gov.ar/?page_id=730</text:a></text:p>
          </table:table-cell>
          <table:table-cell/>
          <table:table-cell table:style-name="ce4" office:value-type="string">
            <text:p>Text</text:p>
          </table:table-cell>
          <table:table-cell office:value-type="string">
            <text:p><text:s/>ISCED 2 (2 - Lower secondary), ISCED 3 (3 - Upper secondary)</text:p>
            <text:p/>
            <text:p/>
            <text:p/>
          </table:table-cell>
          <table:table-cell/>
          <table:table-cell office:value-type="string">
            <text:p>Government of Argentina</text:p>
          </table:table-cell>
          <table:table-cell office:value-type="string">
            <text:p>Gobierno de Argentina</text:p>
          </table:table-cell>
          <table:table-cell office:value-type="string">
            <text:p>Governo da Argentina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Contact</text:p>
          </table:table-cell>
        </table:table-row>
        <table:table-row table:style-name="ro3">
          <table:table-cell office:value-type="string">
            <text:p>Gleducar</text:p>
          </table:table-cell>
          <table:table-cell office:value-type="string">
            <text:p>Gleducar</text:p>
          </table:table-cell>
          <table:table-cell office:value-type="string">
            <text:p>Gleducar</text:p>
          </table:table-cell>
          <table:table-cell table:style-name="ce3" office:value-type="string">
            <text:p><text:span text:style-name="T1"><text:a xlink:href="http://wiki.gleducar.org.ar/index.php/Página_Principal">http://wiki.gleducar.org.ar/index.php/P%C3%A1gina_Principal</text:a></text:span></text:p>
          </table:table-cell>
          <table:table-cell table:style-name="ce4" office:value-type="string">
            <text:p>Dynamic, Repository</text:p>
          </table:table-cell>
          <table:table-cell office:value-type="string">
            <text:p>Asociación Civil Gleducar</text:p>
          </table:table-cell>
          <table:table-cell office:value-type="string">
            <text:p>Asociación Civil Gleducar</text:p>
          </table:table-cell>
          <table:table-cell office:value-type="string">
            <text:p>Asociación Civil Gleducar</text:p>
          </table:table-cell>
          <table:table-cell office:value-type="string">
            <text:p>Argentina</text:p>
          </table:table-cell>
          <table:table-cell office:value-type="string">
            <text:p>-32.046743</text:p>
          </table:table-cell>
          <table:table-cell office:value-type="string">
            <text:p>-61.602367</text:p>
          </table:table-cell>
          <table:table-cell office:value-type="string">
            <text:p>Mariano Moreno 166</text:p>
          </table:table-cell>
          <table:table-cell office:value-type="string">
            <text:p>Cañada Rosquín</text:p>
          </table:table-cell>
          <table:table-cell office:value-type="string">
            <text:p>Cañada Rosquín</text:p>
          </table:table-cell>
          <table:table-cell office:value-type="string">
            <text:p>Cañada Rosquín</text:p>
          </table:table-cell>
          <table:table-cell table:number-columns-repeated="2" office:value-type="string">
            <text:p>Spanish</text:p>
          </table:table-cell>
          <table:table-cell office:value-type="string">
            <text:p>Copyright</text:p>
          </table:table-cell>
          <table:table-cell office:value-type="string">
            <text:p>Copyleft</text:p>
          </table:table-cell>
          <table:table-cell table:number-columns-repeated="4"/>
          <table:table-cell office:value-type="string">
            <text:p>o@gleducar.org.ar</text:p>
          </table:table-cell>
          <table:table-cell/>
          <table:table-cell table:style-name="ce4" office:value-type="string">
            <text:p>Text</text:p>
          </table:table-cell>
          <table:table-cell/>
          <table:table-cell office:value-type="string">
            <text:p>Natural Science, Social Science, Economy and Administration, Physical Education, Ethics and Citizenship, Informatics, Language and Literature, Artistic Languages, Foreign Languages, Mathematics, Laboratory and Experiments</text:p>
          </table:table-cell>
          <table:table-cell table:number-columns-repeated="3"/>
          <table:table-cell office:value-type="string">
            <text:p>2002-2010</text:p>
          </table:table-cell>
          <table:table-cell/>
          <table:table-cell table:style-name="ce4" office:value-type="string">
            <text:p>Join, Community, Contribute </text:p>
          </table:table-cell>
        </table:table-row>
        <table:table-row table:style-name="ro3">
          <table:table-cell office:value-type="string">
            <text:p>educarchile</text:p>
          </table:table-cell>
          <table:table-cell office:value-type="string">
            <text:p>educarchile</text:p>
          </table:table-cell>
          <table:table-cell office:value-type="string">
            <text:p>educarchile</text:p>
          </table:table-cell>
          <table:table-cell office:value-type="string">
            <text:p><text:a xlink:href="http://www.educarchile.cl/">http://www.educarchile.cl/</text:a></text:p>
          </table:table-cell>
          <table:table-cell table:style-name="ce4" office:value-type="string">
            <text:p>Repository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Chile</text:p>
          </table:table-cell>
          <table:table-cell office:value-type="string">
            <text:p>-33.371519</text:p>
          </table:table-cell>
          <table:table-cell office:value-type="string">
            <text:p>-70.580562</text:p>
          </table:table-cell>
          <table:table-cell office:value-type="string">
            <text:p>Parque Antonio Rabat 6165, Vitacura</text:p>
          </table:table-cell>
          <table:table-cell table:number-columns-repeated="3" office:value-type="string">
            <text:p>Santiago</text:p>
          </table:table-cell>
          <table:table-cell table:number-columns-repeated="2" office:value-type="string">
            <text:p>Spanish</text:p>
          </table:table-cell>
          <table:table-cell office:value-type="string">
            <text:p>Copyright</text:p>
          </table:table-cell>
          <table:table-cell table:style-name="ce4" office:value-type="string">
            <text:p>None</text:p>
          </table:table-cell>
          <table:table-cell office:value-type="string">
            <text:p>Fundación Chile</text:p>
          </table:table-cell>
          <table:table-cell office:value-type="string">
            <text:p>Fundación Chile</text:p>
          </table:table-cell>
          <table:table-cell office:value-type="string">
            <text:p>Fundación Chile</text:p>
          </table:table-cell>
          <table:table-cell/>
          <table:table-cell office:value-type="string">
            <text:p>http://ww2.educarchile.cl/anos</text:p>
          </table:table-cell>
          <table:table-cell/>
          <table:table-cell office:value-type="string">
            <text:p>Audio, Image, Game, Simulation, Text, Video</text:p>
          </table:table-cell>
          <table:table-cell table:style-name="ce5" office:value-type="string">
            <text:p>ISCED 0 (0 - Early childhood education), ISCED 1 (1 – Primary), ISCED 2 (2 - Lower secondary), ISCED 3 (3 - Upper secondary)</text:p>
          </table:table-cell>
          <table:table-cell office:value-type="string">
            <text:p>Natural Science, History, Geography and Social Science, Language and Communication, Mathematics, English, Technology, Art Education, Visual Arts, Music, Physical Education and Health, Religion</text:p>
          </table:table-cell>
          <table:table-cell office:value-type="string">
            <text:p>Government of Chile</text:p>
          </table:table-cell>
          <table:table-cell office:value-type="string">
            <text:p>Gobierno de Chile</text:p>
          </table:table-cell>
          <table:table-cell office:value-type="string">
            <text:p>Governo do Chile</text:p>
          </table:table-cell>
          <table:table-cell office:value-type="float" office:value="2013">
            <text:p>2013</text:p>
          </table:table-cell>
          <table:table-cell/>
          <table:table-cell table:style-name="ce5" office:value-type="string">
            <text:p>Contact, Join, Comment</text:p>
          </table:table-cell>
        </table:table-row>
        <table:table-row table:style-name="ro4">
          <table:table-cell office:value-type="string">
            <text:p>Biblioteca Nacional Digital de Chile</text:p>
          </table:table-cell>
          <table:table-cell office:value-type="string">
            <text:p>Biblioteca Nacional Digital de Chile</text:p>
          </table:table-cell>
          <table:table-cell office:value-type="string">
            <text:p>Biblioteca Nacional Digital de Chile</text:p>
          </table:table-cell>
          <table:table-cell office:value-type="string">
            <text:p><text:a xlink:href="http://www.bibliotecanacionaldigital.cl/">http://www.bibliotecanacionaldigital.cl/</text:a></text:p>
          </table:table-cell>
          <table:table-cell table:style-name="ce4" office:value-type="string">
            <text:p>Repository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Chile</text:p>
          </table:table-cell>
          <table:table-cell office:value-type="string">
            <text:p>-33.441809</text:p>
          </table:table-cell>
          <table:table-cell office:value-type="string">
            <text:p>-70.645756</text:p>
          </table:table-cell>
          <table:table-cell office:value-type="string">
            <text:p>Libertador Bernardo O'Higgins 651</text:p>
          </table:table-cell>
          <table:table-cell table:number-columns-repeated="3" office:value-type="string">
            <text:p>Santiago</text:p>
          </table:table-cell>
          <table:table-cell office:value-type="string">
            <text:p>Spanish</text:p>
          </table:table-cell>
          <table:table-cell table:style-name="ce5" office:value-type="string">
            <text:p>Spanish, French, English, Other</text:p>
          </table:table-cell>
          <table:table-cell office:value-type="string">
            <text:p>None</text:p>
          </table:table-cell>
          <table:table-cell table:style-name="ce4" office:value-type="string">
            <text:p>CC-BY-SA,</text:p>
            <text:p>None, Other</text:p>
          </table:table-cell>
          <table:table-cell table:number-columns-repeated="4"/>
          <table:table-cell office:value-type="string">
            <text:p>http://www.bibliotecanacionaldigital.cl/o.html</text:p>
          </table:table-cell>
          <table:table-cell/>
          <table:table-cell office:value-type="string">
            <text:p>Audio, Image, Text, Video</text:p>
          </table:table-cell>
          <table:table-cell table:number-columns-repeated="2"/>
          <table:table-cell office:value-type="string">
            <text:p>Government of Chile</text:p>
          </table:table-cell>
          <table:table-cell office:value-type="string">
            <text:p>Gobierno de Chile</text:p>
          </table:table-cell>
          <table:table-cell office:value-type="string">
            <text:p>Governo do Chile</text:p>
          </table:table-cell>
          <table:table-cell/>
          <table:table-cell office:value-type="string">
            <text:p>RDF</text:p>
          </table:table-cell>
          <table:table-cell office:value-type="string">
            <text:p>Join, Contact, Comment</text:p>
          </table:table-cell>
        </table:table-row>
        <table:table-row table:style-name="ro3">
          <table:table-cell office:value-type="string">
            <text:p>Chile para Niños</text:p>
          </table:table-cell>
          <table:table-cell office:value-type="string">
            <text:p>Chile para Niños</text:p>
          </table:table-cell>
          <table:table-cell office:value-type="string">
            <text:p>Chile para Niños</text:p>
          </table:table-cell>
          <table:table-cell office:value-type="string">
            <text:p><text:a xlink:href="http://www.chileparaninos.cl/indice_temas.asp">http://www.chileparaninos.cl/indice_temas.asp</text:a></text:p>
          </table:table-cell>
          <table:table-cell table:style-name="ce4" office:value-type="string">
            <text:p>Repository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Chile</text:p>
          </table:table-cell>
          <table:table-cell office:value-type="string">
            <text:p>-33.441809</text:p>
          </table:table-cell>
          <table:table-cell office:value-type="string">
            <text:p>-70.645756</text:p>
          </table:table-cell>
          <table:table-cell office:value-type="string">
            <text:p>Libertador Bernardo O'Higgins 651</text:p>
          </table:table-cell>
          <table:table-cell table:number-columns-repeated="3" office:value-type="string">
            <text:p>Santiago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Copyright</text:p>
          </table:table-cell>
          <table:table-cell table:number-columns-repeated="5"/>
          <table:table-cell office:value-type="string">
            <text:p><text:a xlink:href="mailto:memoriosa@bibliotecanacional.cl">memoriosa@bibliotecanacional.cl</text:a></text:p>
          </table:table-cell>
          <table:table-cell/>
          <table:table-cell table:style-name="Default" office:value-type="string">
            <text:p>Audio, Digital Class, Game, Text, Video</text:p>
          </table:table-cell>
          <table:table-cell table:number-columns-repeated="2"/>
          <table:table-cell office:value-type="string">
            <text:p>Government of Chile</text:p>
          </table:table-cell>
          <table:table-cell office:value-type="string">
            <text:p>Gobierno de Chile</text:p>
          </table:table-cell>
          <table:table-cell office:value-type="string">
            <text:p>Governo do Chile</text:p>
          </table:table-cell>
          <table:table-cell table:number-columns-repeated="2"/>
          <table:table-cell office:value-type="string">
            <text:p>Contact</text:p>
          </table:table-cell>
        </table:table-row>
        <table:table-row table:style-name="ro2">
          <table:table-cell office:value-type="string">
            <text:p>Educomputación Chile</text:p>
          </table:table-cell>
          <table:table-cell office:value-type="string">
            <text:p>Educomputación Chile</text:p>
          </table:table-cell>
          <table:table-cell office:value-type="string">
            <text:p>Educomputación Chile</text:p>
          </table:table-cell>
          <table:table-cell office:value-type="string">
            <text:p><text:a xlink:href="http://www.educomputacion.cl/">http://www.educomputacion.cl/</text:a></text:p>
          </table:table-cell>
          <table:table-cell office:value-type="string">
            <text:p>Aggregator, Repository</text:p>
          </table:table-cell>
          <table:table-cell office:value-type="string">
            <text:p>Independent</text:p>
          </table:table-cell>
          <table:table-cell office:value-type="string">
            <text:p>Independiente</text:p>
          </table:table-cell>
          <table:table-cell office:value-type="string">
            <text:p>Independente</text:p>
          </table:table-cell>
          <table:table-cell office:value-type="string">
            <text:p>Chile</text:p>
          </table:table-cell>
          <table:table-cell office:value-type="string">
            <text:p>-33.598278</text:p>
          </table:table-cell>
          <table:table-cell office:value-type="string">
            <text:p>-70.701624</text:p>
          </table:table-cell>
          <table:table-cell office:value-type="string">
            <text:p>Esmeralda 209</text:p>
          </table:table-cell>
          <table:table-cell table:number-columns-repeated="3" office:value-type="string">
            <text:p>San Bernardo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None</text:p>
          </table:table-cell>
          <table:table-cell table:style-name="ce4" office:value-type="string">
            <text:p>None</text:p>
          </table:table-cell>
          <table:table-cell table:number-columns-repeated="4"/>
          <table:table-cell office:value-type="string">
            <text:p>http://www.educomputacion.cl/component/option,com_/Itemid,3/</text:p>
          </table:table-cell>
          <table:table-cell/>
          <table:table-cell table:style-name="ce4" office:value-type="string">
            <text:p>Text, Video</text:p>
          </table:table-cell>
          <table:table-cell office:value-type="string">
            <text:p>ISCED 0 (0 - Early childhood education), ISCED 1 (1 – Primary), ISCED 2 (2 - Lower secondary), ISCED 3 (3 - Upper secondary)</text:p>
            <text:p/>
            <text:p/>
          </table:table-cell>
          <table:table-cell office:value-type="string">
            <text:p>Science, Language, Art, Sexuality, Religion, Language and Communication, Physical Education, English, Technology, <text:s/>History and Geography, Physics, Biology, Chemistry, Mathematics</text:p>
          </table:table-cell>
          <table:table-cell table:number-columns-repeated="5"/>
          <table:table-cell office:value-type="string">
            <text:p>Join, Contact</text:p>
          </table:table-cell>
        </table:table-row>
        <table:table-row table:style-name="ro2">
          <table:table-cell table:number-columns-repeated="3" office:value-type="string">
            <text:p>Enlaces</text:p>
          </table:table-cell>
          <table:table-cell office:value-type="string">
            <text:p><text:a xlink:href="http://www.enlaces.cl/index.php?t=81&amp;i=2&amp;cc=2357&amp;tm=2">http://www.enlaces.cl/index.php?t=81&amp;i=2&amp;cc=2357&amp;tm=2</text:a></text:p>
          </table:table-cell>
          <table:table-cell office:value-type="string">
            <text:p>Repository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office:value-type="string">
            <text:p>Chile</text:p>
          </table:table-cell>
          <table:table-cell office:value-type="string">
            <text:p>-33.445088</text:p>
          </table:table-cell>
          <table:table-cell office:value-type="string">
            <text:p>-70.658448</text:p>
          </table:table-cell>
          <table:table-cell office:value-type="string">
            <text:p>Av. Libertador Bernardo O´Higgins 1583</text:p>
          </table:table-cell>
          <table:table-cell table:number-columns-repeated="3" office:value-type="string">
            <text:p>Santiago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CC-BY</text:p>
          </table:table-cell>
          <table:table-cell table:style-name="ce4"/>
          <table:table-cell table:number-columns-repeated="4"/>
          <table:table-cell office:value-type="string">
            <text:p>o.enlaces@mineduc.cl</text:p>
          </table:table-cell>
          <table:table-cell/>
          <table:table-cell table:style-name="Default" office:value-type="string">
            <text:p>Digital Class</text:p>
            <text:p/>
            <text:p/>
          </table:table-cell>
          <table:table-cell table:style-name="ce5" office:value-type="string">
            <text:p>ISCED 1 (1 - Primary)</text:p>
            <text:p/>
          </table:table-cell>
          <table:table-cell/>
          <table:table-cell office:value-type="string">
            <text:p>Government of Chile</text:p>
          </table:table-cell>
          <table:table-cell office:value-type="string">
            <text:p>Gobierno de Chile</text:p>
          </table:table-cell>
          <table:table-cell office:value-type="string">
            <text:p>Governo do Chile</text:p>
          </table:table-cell>
          <table:table-cell table:number-columns-repeated="2"/>
          <table:table-cell office:value-type="string">
            <text:p>Contact</text:p>
          </table:table-cell>
        </table:table-row>
        <table:table-row table:style-name="ro3">
          <table:table-cell table:style-name="ce1" office:value-type="string">
            <text:p>Sector Matemática</text:p>
          </table:table-cell>
          <table:table-cell table:style-name="ce1" office:value-type="string">
            <text:p>Sector Matemática</text:p>
          </table:table-cell>
          <table:table-cell table:style-name="ce1" office:value-type="string">
            <text:p>Sector Matemática</text:p>
          </table:table-cell>
          <table:table-cell office:value-type="string">
            <text:p><text:a xlink:href="http://www.sectormatematica.cl/">http://www.sectormatematica.cl/</text:a></text:p>
          </table:table-cell>
          <table:table-cell office:value-type="string">
            <text:p>Repository</text:p>
          </table:table-cell>
          <table:table-cell office:value-type="string">
            <text:p>Independent</text:p>
          </table:table-cell>
          <table:table-cell office:value-type="string">
            <text:p>Independiente</text:p>
          </table:table-cell>
          <table:table-cell office:value-type="string">
            <text:p>Independente</text:p>
          </table:table-cell>
          <table:table-cell office:value-type="string">
            <text:p>Chile</text:p>
          </table:table-cell>
          <table:table-cell office:value-type="string">
            <text:p>-53.154538</text:p>
          </table:table-cell>
          <table:table-cell office:value-type="string">
            <text:p>-70.923913</text:p>
          </table:table-cell>
          <table:table-cell office:value-type="string">
            <text:p>Graciela Barría 0381, Villa Magisterio</text:p>
          </table:table-cell>
          <table:table-cell table:number-columns-repeated="3" office:value-type="string">
            <text:p>Punta Arenas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Copyright</text:p>
          </table:table-cell>
          <table:table-cell table:style-name="ce4" office:value-type="string">
            <text:p>None</text:p>
          </table:table-cell>
          <table:table-cell table:number-columns-repeated="4"/>
          <table:table-cell office:value-type="string">
            <text:p><text:a xlink:href="mailto:webmaster@sectormatematica.cl">webmaster@sectormatematica.cl</text:a></text:p>
          </table:table-cell>
          <table:table-cell/>
          <table:table-cell table:style-name="Default" office:value-type="string">
            <text:p>Text</text:p>
          </table:table-cell>
          <table:table-cell table:style-name="ce7" office:value-type="string">
            <text:p>ISCED 0 (0 - Early childhood education), ISCED 1 (1 - Primary) , ISCED 2 (2 - Lower secondary) <text:s/>ISCED 3 (3 - Upper secondary), ISCED 5 (5 - Short-cycle tertiary), ISCED 6 (6 - Bachelor or equivalent)</text:p>
          </table:table-cell>
          <table:table-cell table:style-name="ce8" office:value-type="string">
            <text:p>Mathematics</text:p>
          </table:table-cell>
          <table:table-cell table:number-columns-repeated="3"/>
          <table:table-cell office:value-type="string">
            <text:p>2000 – 201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YoEstudio</text:p>
          </table:table-cell>
          <table:table-cell table:style-name="ce1" office:value-type="string">
            <text:p>YoEstudio</text:p>
          </table:table-cell>
          <table:table-cell table:style-name="ce1" office:value-type="string">
            <text:p>YoEstudio</text:p>
          </table:table-cell>
          <table:table-cell office:value-type="string">
            <text:p><text:a xlink:href="http://www.yoestudio.cl/">http://www.yoestudio.cl/</text:a></text:p>
          </table:table-cell>
          <table:table-cell office:value-type="string">
            <text:p>Repository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Chile</text:p>
          </table:table-cell>
          <table:table-cell office:value-type="string">
            <text:p>-33.444664</text:p>
          </table:table-cell>
          <table:table-cell office:value-type="string">
            <text:p>-70.655204</text:p>
          </table:table-cell>
          <table:table-cell office:value-type="string">
            <text:p>Av. Libertador Bernardo O'Higgins, 1371</text:p>
          </table:table-cell>
          <table:table-cell table:number-columns-repeated="3" office:value-type="string">
            <text:p>Santiago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CC-BY</text:p>
          </table:table-cell>
          <table:table-cell/>
          <table:table-cell office:value-type="string">
            <text:p>Emol, Kokori, British Council, Intel, Puntaje Nacional, Julio Profe Net</text:p>
          </table:table-cell>
          <table:table-cell office:value-type="string">
            <text:p>Emol, Kokori, British Council, Intel, Puntaje Nacional, Julio Profe Net</text:p>
          </table:table-cell>
          <table:table-cell office:value-type="string">
            <text:p>Emol, Kokori, British Council, Intel, Puntaje Nacional, Julio Profe Net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Government of Chile</text:p>
          </table:table-cell>
          <table:table-cell office:value-type="string">
            <text:p>Gobierno de Chile</text:p>
          </table:table-cell>
          <table:table-cell office:value-type="string">
            <text:p>Governo do Chile</text:p>
          </table:table-cell>
          <table:table-cell table:number-columns-repeated="2"/>
          <table:table-cell office:value-type="string">
            <text:p>Join</text:p>
          </table:table-cell>
        </table:table-row>
        <table:table-row table:style-name="ro3">
          <table:table-cell office:value-type="string">
            <text:p>Colômbia Aprende</text:p>
          </table:table-cell>
          <table:table-cell office:value-type="string">
            <text:p>Colômbia Aprende</text:p>
          </table:table-cell>
          <table:table-cell office:value-type="string">
            <text:p>Colômbia Aprende</text:p>
          </table:table-cell>
          <table:table-cell office:value-type="string">
            <text:p><text:a xlink:href="http://www.colombiaaprende.edu.co/">http://www.colombiaaprende.edu.co/</text:a></text:p>
          </table:table-cell>
          <table:table-cell office:value-type="string">
            <text:p>Aggregator, Repository, Dynamic</text:p>
          </table:table-cell>
          <table:table-cell office:value-type="string">
            <text:p>Ministerio de Educación Nacional</text:p>
          </table:table-cell>
          <table:table-cell office:value-type="string">
            <text:p>Ministerio de Educación Nacional</text:p>
          </table:table-cell>
          <table:table-cell office:value-type="string">
            <text:p>Ministerio de Educación Nacional</text:p>
          </table:table-cell>
          <table:table-cell office:value-type="string">
            <text:p>Colômbia</text:p>
          </table:table-cell>
          <table:table-cell office:value-type="string">
            <text:p>4.646760</text:p>
          </table:table-cell>
          <table:table-cell office:value-type="string">
            <text:p>-74.094785</text:p>
          </table:table-cell>
          <table:table-cell office:value-type="string">
            <text:p>Calle 43 No 57-14</text:p>
          </table:table-cell>
          <table:table-cell table:number-columns-repeated="3" office:value-type="string">
            <text:p>Bogotá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None</text:p>
          </table:table-cell>
          <table:table-cell office:value-type="string">
            <text:p>CC-BY-NC, Other</text:p>
          </table:table-cell>
          <table:table-cell table:number-columns-repeated="4"/>
          <table:table-cell office:value-type="string">
            <text:p><text:a xlink:href="http://www.colombiaaprende.edu.co/html/home/1592/w3-article-312087.html">http://www.colombiaaprende.edu.co/html/home/1592/w3-article-312087.html</text:a></text:p>
          </table:table-cell>
          <table:table-cell/>
          <table:table-cell office:value-type="string">
            <text:p>Animation, Audio, Digital Class, Image, Simulation, Text, Video</text:p>
          </table:table-cell>
          <table:table-cell table:style-name="ce5" office:value-type="string">
            <text:p>ISCED 0 (0 - Early childhood education) <text:s/>ISCED 1 (1 - Primary) <text:s/>ISCED 2 (2 - Lower secondary) <text:s/>ISCED 3 (3 - Upper secondary)</text:p>
          </table:table-cell>
          <table:table-cell office:value-type="string">
            <text:p>Mathematics, Language, Natural Science, Social Science, Physical Education, Art Education, Ethics and Citizenship, Foreign Languages, Technology and Informatics</text:p>
          </table:table-cell>
          <table:table-cell office:value-type="string">
            <text:p>Government of Colombia</text:p>
          </table:table-cell>
          <table:table-cell office:value-type="string">
            <text:p>Gobierno de Colombia</text:p>
          </table:table-cell>
          <table:table-cell office:value-type="string">
            <text:p>Governo da Colômbia</text:p>
          </table:table-cell>
          <table:table-cell table:number-columns-repeated="2"/>
          <table:table-cell office:value-type="string">
            <text:p>Contact, Join, Community, Contribute</text:p>
          </table:table-cell>
        </table:table-row>
        <table:table-row table:style-name="ro3">
          <table:table-cell office:value-type="string">
            <text:p>Eduteka</text:p>
          </table:table-cell>
          <table:table-cell office:value-type="string">
            <text:p>Eduteka</text:p>
          </table:table-cell>
          <table:table-cell office:value-type="string">
            <text:p>Eduteka</text:p>
          </table:table-cell>
          <table:table-cell office:value-type="string">
            <text:p><text:a xlink:href="http://www.eduteka.org/">http://www.eduteka.org/</text:a></text:p>
          </table:table-cell>
          <table:table-cell office:value-type="string">
            <text:p>Aggregator, Repository, Dynamic</text:p>
          </table:table-cell>
          <table:table-cell office:value-type="string">
            <text:p>Fundación Gabriel Piedrahita Uribe (FGPU)</text:p>
          </table:table-cell>
          <table:table-cell office:value-type="string">
            <text:p>Fundación Gabriel Piedrahita Uribe (FGPU)</text:p>
          </table:table-cell>
          <table:table-cell office:value-type="string">
            <text:p>Fundación Gabriel Piedrahita Uribe (FGPU)</text:p>
          </table:table-cell>
          <table:table-cell office:value-type="string">
            <text:p>Colômbia</text:p>
          </table:table-cell>
          <table:table-cell office:value-type="string">
            <text:p>3.367017</text:p>
          </table:table-cell>
          <table:table-cell office:value-type="string">
            <text:p>-76.528403</text:p>
          </table:table-cell>
          <table:table-cell office:value-type="string">
            <text:p>Carrera 100 No 16-20</text:p>
          </table:table-cell>
          <table:table-cell table:number-columns-repeated="3" office:value-type="string">
            <text:p>Cali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Copyright</text:p>
          </table:table-cell>
          <table:table-cell office:value-type="string">
            <text:p>CC-BY-NC</text:p>
          </table:table-cell>
          <table:table-cell table:number-columns-repeated="4"/>
          <table:table-cell office:value-type="string">
            <text:p>http://www.eduteka.org/quienes.php3#o</text:p>
          </table:table-cell>
          <table:table-cell/>
          <table:table-cell table:style-name="Default" office:value-type="string">
            <text:p>Text, Software</text:p>
          </table:table-cell>
          <table:table-cell/>
          <table:table-cell office:value-type="string">
            <text:p>Art, Natural Science, Social Science, Humanities, Informatics, Spanish Language and Literature, Foreign Languages</text:p>
          </table:table-cell>
          <table:table-cell table:number-columns-repeated="3"/>
          <table:table-cell office:value-type="string">
            <text:p>2000-2014</text:p>
          </table:table-cell>
          <table:table-cell office:value-type="string">
            <text:p>XML, QR</text:p>
          </table:table-cell>
          <table:table-cell office:value-type="string">
            <text:p>Contact, Join, Comment, Community, Contribute</text:p>
          </table:table-cell>
        </table:table-row>
        <table:table-row table:style-name="ro3">
          <table:table-cell office:value-type="string">
            <text:p>Julio Profe Net</text:p>
          </table:table-cell>
          <table:table-cell office:value-type="string">
            <text:p>Julio Profe Net</text:p>
          </table:table-cell>
          <table:table-cell office:value-type="string">
            <text:p>Julio Profe Net</text:p>
          </table:table-cell>
          <table:table-cell office:value-type="string">
            <text:p><text:a xlink:href="http://www.julioprofe.net/">http://www.julioprofe.net/</text:a></text:p>
          </table:table-cell>
          <table:table-cell office:value-type="string">
            <text:p>Aggregator</text:p>
          </table:table-cell>
          <table:table-cell office:value-type="string">
            <text:p>Independent</text:p>
          </table:table-cell>
          <table:table-cell office:value-type="string">
            <text:p>Independiente</text:p>
          </table:table-cell>
          <table:table-cell office:value-type="string">
            <text:p>Independente</text:p>
          </table:table-cell>
          <table:table-cell office:value-type="string">
            <text:p>Colômbia</text:p>
          </table:table-cell>
          <table:table-cell office:value-type="string">
            <text:p>3.420344</text:p>
          </table:table-cell>
          <table:table-cell office:value-type="string">
            <text:p>-76.522782</text:p>
          </table:table-cell>
          <table:table-cell/>
          <table:table-cell table:number-columns-repeated="3" office:value-type="string">
            <text:p>Cali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None</text:p>
          </table:table-cell>
          <table:table-cell office:value-type="string">
            <text:p>Other</text:p>
          </table:table-cell>
          <table:table-cell table:number-columns-repeated="4"/>
          <table:table-cell office:value-type="string">
            <text:p><text:a xlink:href="mailto:julioprofecolombia@gmail.com">julioprofecolombia@gmail.com</text:a></text:p>
          </table:table-cell>
          <table:table-cell/>
          <table:table-cell table:style-name="Default" office:value-type="string">
            <text:p>Video</text:p>
          </table:table-cell>
          <table:table-cell/>
          <table:table-cell office:value-type="string">
            <text:p>Mathematics, Physics, Geometry</text:p>
          </table:table-cell>
          <table:table-cell table:number-columns-repeated="6"/>
        </table:table-row>
        <table:table-row table:style-name="ro3">
          <table:table-cell table:style-name="ce2" office:value-type="string">
            <text:p>Aliança Educación para la Construcción de Culturas de Paz</text:p>
          </table:table-cell>
          <table:table-cell table:style-name="ce2" office:value-type="string">
            <text:p>Aliança Educación para la Construcción de Culturas de Paz</text:p>
          </table:table-cell>
          <table:table-cell table:style-name="ce2" office:value-type="string">
            <text:p>Aliança Educación para la Construcción de Culturas de Paz</text:p>
          </table:table-cell>
          <table:table-cell office:value-type="string">
            <text:p><text:a xlink:href="http://www.educacionparalapaz.org.co/">http://www.educacionparalapaz.org.co/</text:a></text:p>
          </table:table-cell>
          <table:table-cell office:value-type="string">
            <text:p>Aggregator, Repository</text:p>
          </table:table-cell>
          <table:table-cell office:value-type="string">
            <text:p>Alianza Educación para la Construcción de Culturas de Paz</text:p>
          </table:table-cell>
          <table:table-cell office:value-type="string">
            <text:p>Alianza Educación para la Construcción de Culturas de Paz</text:p>
          </table:table-cell>
          <table:table-cell office:value-type="string">
            <text:p>Alianza Educación para la Construcción de Culturas de Paz</text:p>
          </table:table-cell>
          <table:table-cell office:value-type="string">
            <text:p>Colômbia</text:p>
          </table:table-cell>
          <table:table-cell office:value-type="string">
            <text:p>4.596079</text:p>
          </table:table-cell>
          <table:table-cell office:value-type="string">
            <text:p>-74.073462</text:p>
          </table:table-cell>
          <table:table-cell office:value-type="string">
            <text:p>Calle 10 No 4-21</text:p>
          </table:table-cell>
          <table:table-cell table:number-columns-repeated="3" office:value-type="string">
            <text:p>Bogotá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table:number-columns-repeated="2" office:value-type="string">
            <text:p>None</text:p>
          </table:table-cell>
          <table:table-cell table:number-columns-repeated="4"/>
          <table:table-cell office:value-type="string">
            <text:p>http://www.educacionparalapaz.org.co/enos.htm</text:p>
          </table:table-cell>
          <table:table-cell/>
          <table:table-cell office:value-type="string">
            <text:p>Audio, Text, Video, Game</text:p>
          </table:table-cell>
          <table:table-cell table:number-columns-repeated="7"/>
          <table:table-cell office:value-type="string">
            <text:p>Contact, Community, Contribute</text:p>
          </table:table-cell>
        </table:table-row>
        <table:table-row table:style-name="ro4">
          <table:table-cell office:value-type="string">
            <text:p><text:a xlink:href="mailto:educ@tico">educ@tico</text:a></text:p>
          </table:table-cell>
          <table:table-cell office:value-type="string">
            <text:p><text:a xlink:href="mailto:educ@tico">educ@tico</text:a></text:p>
          </table:table-cell>
          <table:table-cell office:value-type="string">
            <text:p><text:a xlink:href="mailto:educ@tico">educ@tico</text:a></text:p>
          </table:table-cell>
          <table:table-cell office:value-type="string">
            <text:p><text:a xlink:href="http://www.mep.go.cr/educatico">http://www.mep.go.cr/educatico</text:a></text:p>
          </table:table-cell>
          <table:table-cell office:value-type="string">
            <text:p>Repository</text:p>
          </table:table-cell>
          <table:table-cell office:value-type="string">
            <text:p>Ministerio de Educación Pública</text:p>
          </table:table-cell>
          <table:table-cell office:value-type="string">
            <text:p>Ministerio de Educación Pública</text:p>
          </table:table-cell>
          <table:table-cell office:value-type="string">
            <text:p>Ministerio de Educación Pública</text:p>
          </table:table-cell>
          <table:table-cell office:value-type="string">
            <text:p>Costa Rica</text:p>
          </table:table-cell>
          <table:table-cell office:value-type="string">
            <text:p>9.935326</text:p>
          </table:table-cell>
          <table:table-cell office:value-type="string">
            <text:p>-84.085772</text:p>
          </table:table-cell>
          <table:table-cell office:value-type="string">
            <text:p>Avenue 1</text:p>
          </table:table-cell>
          <table:table-cell table:number-columns-repeated="3" office:value-type="string">
            <text:p>San Jose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Copyright</text:p>
          </table:table-cell>
          <table:table-cell office:value-type="string">
            <text:p>CC-BY-NC-SA, None</text:p>
          </table:table-cell>
          <table:table-cell office:value-type="string">
            <text:p>Unesco, Relpe, OEI, Ceducar</text:p>
          </table:table-cell>
          <table:table-cell office:value-type="string">
            <text:p>Unesco, Relpe, OEI, Ceducar</text:p>
          </table:table-cell>
          <table:table-cell office:value-type="string">
            <text:p>Unesco, Relpe, OEI, Ceducar</text:p>
          </table:table-cell>
          <table:table-cell/>
          <table:table-cell office:value-type="string">
            <text:p>http://www.mep.go.cr/enos</text:p>
          </table:table-cell>
          <table:table-cell/>
          <table:table-cell table:style-name="ce6" office:value-type="string">
            <text:p>Audio, Image, Game, Text, Video</text:p>
          </table:table-cell>
          <table:table-cell table:style-name="ce5" office:value-type="string">
            <text:p>ISCED 0 (0 - Early childhood education), ISCED 1 (1 – Primary), ISCED 2 (2 - Lower secondary), ISCED 3 (3 - Upper secondary)</text:p>
            <text:p/>
          </table:table-cell>
          <table:table-cell office:value-type="string">
            <text:p>Mathematics, Art, Biology, Science, Physical Education, Civic Education, Spanish, Social Studies, Philosophy, Physics, French, Informatics, English, Mathematics, Psychology, Chemistry, Religion, Technology</text:p>
          </table:table-cell>
          <table:table-cell table:number-columns-repeated="5"/>
          <table:table-cell office:value-type="string">
            <text:p>Contact</text:p>
          </table:table-cell>
        </table:table-row>
        <table:table-row table:style-name="ro3">
          <table:table-cell office:value-type="string">
            <text:p>Luz y Diversión</text:p>
          </table:table-cell>
          <table:table-cell office:value-type="string">
            <text:p>Luz y Diversión</text:p>
          </table:table-cell>
          <table:table-cell office:value-type="string">
            <text:p>Luz y Diversión</text:p>
          </table:table-cell>
          <table:table-cell office:value-type="string">
            <text:p><text:a xlink:href="http://www.luzydiversion.go.cr/">http://www.luzydiversion.go.cr/</text:a></text:p>
          </table:table-cell>
          <table:table-cell office:value-type="string">
            <text:p>Repository</text:p>
          </table:table-cell>
          <table:table-cell office:value-type="string">
            <text:p>Compañía Nacional de Fuerza y Luz</text:p>
          </table:table-cell>
          <table:table-cell office:value-type="string">
            <text:p>Compañía Nacional de Fuerza y Luz</text:p>
          </table:table-cell>
          <table:table-cell office:value-type="string">
            <text:p>Compañía Nacional de Fuerza y Luz</text:p>
          </table:table-cell>
          <table:table-cell office:value-type="string">
            <text:p>Costa Rica</text:p>
          </table:table-cell>
          <table:table-cell office:value-type="string">
            <text:p>9.936817</text:p>
          </table:table-cell>
          <table:table-cell office:value-type="string">
            <text:p>-84.078065</text:p>
          </table:table-cell>
          <table:table-cell office:value-type="string">
            <text:p>Calle 1</text:p>
          </table:table-cell>
          <table:table-cell table:number-columns-repeated="3" office:value-type="string">
            <text:p>San Jose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Copyright</text:p>
          </table:table-cell>
          <table:table-cell office:value-type="string">
            <text:p>None</text:p>
          </table:table-cell>
          <table:table-cell table:number-columns-repeated="4"/>
          <table:table-cell office:value-type="string">
            <text:p><text:a xlink:href="mailto:portalempresarial@cnfl.go.cr">portalempresarial@cnfl.go.cr</text:a></text:p>
          </table:table-cell>
          <table:table-cell/>
          <table:table-cell office:value-type="string">
            <text:p>Audio, Image, Game, Simulation, Text, Video</text:p>
          </table:table-cell>
          <table:table-cell/>
          <table:table-cell office:value-type="string">
            <text:p>Science</text:p>
          </table:table-cell>
          <table:table-cell table:number-columns-repeated="5"/>
          <table:table-cell office:value-type="string">
            <text:p>Contact</text:p>
          </table:table-cell>
        </table:table-row>
        <table:table-row table:style-name="ro3">
          <table:table-cell office:value-type="string">
            <text:p>educacion.gob</text:p>
          </table:table-cell>
          <table:table-cell office:value-type="string">
            <text:p>educacion.gob</text:p>
          </table:table-cell>
          <table:table-cell office:value-type="string">
            <text:p>educacion.gob</text:p>
          </table:table-cell>
          <table:table-cell office:value-type="string">
            <text:p><text:a xlink:href="http://educacion.gob.ec/documentos-pedagogicos/">http://educacion.gob.ec/documentos-pedagogicos/</text:a></text:p>
          </table:table-cell>
          <table:table-cell office:value-type="string">
            <text:p>Repository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Equador</text:p>
          </table:table-cell>
          <table:table-cell office:value-type="string">
            <text:p>-0.180425</text:p>
          </table:table-cell>
          <table:table-cell office:value-type="string">
            <text:p>-78.486759</text:p>
          </table:table-cell>
          <table:table-cell office:value-type="string">
            <text:p>Av. Amazonas N34-451 y Av. Atahualpa</text:p>
          </table:table-cell>
          <table:table-cell table:number-columns-repeated="3" office:value-type="string">
            <text:p>Quito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office:value-type="string">
            <text:p>None</text:p>
          </table:table-cell>
          <table:table-cell table:number-columns-repeated="5"/>
          <table:table-cell office:value-type="string">
            <text:p>http://educacion.gob.ec/o/</text:p>
          </table:table-cell>
          <table:table-cell/>
          <table:table-cell office:value-type="string">
            <text:p>Text</text:p>
          </table:table-cell>
          <table:table-cell table:style-name="ce5" office:value-type="string">
            <text:p>ISCED 1 (1 - Primary), ISCED 2 (2 - Lower secondary)</text:p>
          </table:table-cell>
          <table:table-cell office:value-type="string">
            <text:p>Natural Science, Social Science, English, Language and Literature, Mathematics</text:p>
          </table:table-cell>
          <table:table-cell office:value-type="string">
            <text:p>Government of Ecuador</text:p>
          </table:table-cell>
          <table:table-cell office:value-type="string">
            <text:p>Gobierno de Ecuador</text:p>
          </table:table-cell>
          <table:table-cell office:value-type="string">
            <text:p>Governo do Equador</text:p>
          </table:table-cell>
          <table:table-cell table:number-columns-repeated="2"/>
          <table:table-cell office:value-type="string">
            <text:p>Contact</text:p>
          </table:table-cell>
        </table:table-row>
        <table:table-row table:style-name="ro3">
          <table:table-cell office:value-type="string">
            <text:p>mineduc.edu</text:p>
          </table:table-cell>
          <table:table-cell office:value-type="string">
            <text:p>mineduc.edu</text:p>
          </table:table-cell>
          <table:table-cell office:value-type="string">
            <text:p>mineduc.edu</text:p>
          </table:table-cell>
          <table:table-cell office:value-type="string">
            <text:p><text:a xlink:href="http://www.mineduc.edu.gt/">http://www.mineduc.edu.gt/</text:a></text:p>
          </table:table-cell>
          <table:table-cell office:value-type="string">
            <text:p>Repository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Guatemala</text:p>
          </table:table-cell>
          <table:table-cell office:value-type="string">
            <text:p>14.608852</text:p>
          </table:table-cell>
          <table:table-cell office:value-type="string">
            <text:p>-90.513848</text:p>
          </table:table-cell>
          <table:table-cell office:value-type="string">
            <text:p>6ta Calle 1-87 Zona 10</text:p>
          </table:table-cell>
          <table:table-cell table:number-columns-repeated="3" office:value-type="string">
            <text:p>Ciudad de Guatemala</text:p>
          </table:table-cell>
          <table:table-cell office:value-type="string">
            <text:p>Spanish</text:p>
          </table:table-cell>
          <table:table-cell table:style-name="ce5" office:value-type="string">
            <text:p>Spanish</text:p>
          </table:table-cell>
          <table:table-cell table:number-columns-repeated="2" office:value-type="string">
            <text:p>Copyright</text:p>
          </table:table-cell>
          <table:table-cell table:number-columns-repeated="4"/>
          <table:table-cell office:value-type="string">
            <text:p><text:a xlink:href="mailto:innova@mineduc.edu.gt">innova@mineduc.edu.gt</text:a></text:p>
          </table:table-cell>
          <table:table-cell/>
          <table:table-cell office:value-type="string">
            <text:p>Text</text:p>
          </table:table-cell>
          <table:table-cell table:number-columns-repeated="2"/>
          <table:table-cell office:value-type="string">
            <text:p>Government of Guatemala</text:p>
          </table:table-cell>
          <table:table-cell office:value-type="string">
            <text:p>Gobierno de Guatemala</text:p>
          </table:table-cell>
          <table:table-cell office:value-type="string">
            <text:p>Governo da Guatemala</text:p>
          </table:table-cell>
          <table:table-cell table:number-columns-repeated="3"/>
        </table:table-row>
        <table:table-row table:style-name="ro3">
          <table:table-cell office:value-type="string">
            <text:p>Carpeta Pedagógica</text:p>
          </table:table-cell>
          <table:table-cell office:value-type="string">
            <text:p>Carpeta Pedagógica</text:p>
          </table:table-cell>
          <table:table-cell office:value-type="string">
            <text:p>Carpeta Pedagógica</text:p>
          </table:table-cell>
          <table:table-cell office:value-type="string">
            <text:p><text:a xlink:href="http://carpetapedagogica.com/">http://carpetapedagogica.com/</text:a></text:p>
          </table:table-cell>
          <table:table-cell office:value-type="string">
            <text:p>Dynamic, Repository</text:p>
          </table:table-cell>
          <table:table-cell office:value-type="string">
            <text:p>Carpeta Pedagógica</text:p>
          </table:table-cell>
          <table:table-cell office:value-type="string">
            <text:p>Carpeta Pedagógica</text:p>
          </table:table-cell>
          <table:table-cell office:value-type="string">
            <text:p>Carpeta Pedagógica</text:p>
          </table:table-cell>
          <table:table-cell office:value-type="string">
            <text:p>Peru</text:p>
          </table:table-cell>
          <table:table-cell office:value-type="string">
            <text:p>-12.004454</text:p>
          </table:table-cell>
          <table:table-cell office:value-type="string">
            <text:p>-77.063949</text:p>
          </table:table-cell>
          <table:table-cell office:value-type="string">
            <text:p>Av. Alfredo Mendiola 5127, Los Olivos</text:p>
          </table:table-cell>
          <table:table-cell table:number-columns-repeated="3" office:value-type="string">
            <text:p>Lima</text:p>
          </table:table-cell>
          <table:table-cell table:number-columns-repeated="2" office:value-type="string">
            <text:p>Spanish</text:p>
          </table:table-cell>
          <table:table-cell office:value-type="string">
            <text:p>Copyright</text:p>
          </table:table-cell>
          <table:table-cell office:value-type="string">
            <text:p>None</text:p>
          </table:table-cell>
          <table:table-cell table:number-columns-repeated="4"/>
          <table:table-cell office:value-type="string">
            <text:p><text:a xlink:href="mailto:administracion@carpetapedagogica.com">administracion@carpetapedagogica.com</text:a></text:p>
          </table:table-cell>
          <table:table-cell/>
          <table:table-cell office:value-type="string">
            <text:p>Image, Text, Video</text:p>
          </table:table-cell>
          <table:table-cell/>
          <table:table-cell office:value-type="string">
            <text:p>Natural Science, Geography, History of Peru, History, Civic Education, Mathematics, Physics, Informatics, Language, Economy, Psychology, Philosophy, Religion</text:p>
          </table:table-cell>
          <table:table-cell table:number-columns-repeated="5"/>
          <table:table-cell office:value-type="string">
            <text:p>Contact, Comment, Contribute </text:p>
          </table:table-cell>
        </table:table-row>
        <table:table-row table:style-name="ro6">
          <table:table-cell office:value-type="string">
            <text:p>PerúEduca</text:p>
          </table:table-cell>
          <table:table-cell office:value-type="string">
            <text:p>PerúEduca</text:p>
          </table:table-cell>
          <table:table-cell office:value-type="string">
            <text:p>PerúEduca</text:p>
          </table:table-cell>
          <table:table-cell office:value-type="string">
            <text:p><text:a xlink:href="http://www.perueduca.pe/">http://www.perueduca.pe/</text:a></text:p>
          </table:table-cell>
          <table:table-cell office:value-type="string">
            <text:p>Repository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table:style-name="ce1" office:value-type="string">
            <text:p>Ministerio de Educación</text:p>
          </table:table-cell>
          <table:table-cell office:value-type="string">
            <text:p>Peru</text:p>
          </table:table-cell>
          <table:table-cell office:value-type="string">
            <text:p>-12.085816</text:p>
          </table:table-cell>
          <table:table-cell office:value-type="string">
            <text:p>-77.005759</text:p>
          </table:table-cell>
          <table:table-cell office:value-type="string">
            <text:p>Av. De la Poesía Nº 155</text:p>
          </table:table-cell>
          <table:table-cell table:number-columns-repeated="3" office:value-type="string">
            <text:p>San Borja</text:p>
          </table:table-cell>
          <table:table-cell table:number-columns-repeated="2" office:value-type="string">
            <text:p>Spanish</text:p>
          </table:table-cell>
          <table:table-cell office:value-type="string">
            <text:p>None</text:p>
          </table:table-cell>
          <table:table-cell table:number-columns-repeated="5"/>
          <table:table-cell office:value-type="string">
            <text:p><text:a xlink:href="mailto:soporte@perueduca.pe">soporte@perueduca.pe</text:a></text:p>
          </table:table-cell>
          <table:table-cell/>
          <table:table-cell table:style-name="Default"/>
          <table:table-cell table:number-columns-repeated="7"/>
          <table:table-cell office:value-type="string">
            <text:p>Join</text:p>
          </table:table-cell>
        </table:table-row>
        <table:table-row table:style-name="ro3">
          <table:table-cell office:value-type="string">
            <text:p>Educando</text:p>
          </table:table-cell>
          <table:table-cell office:value-type="string">
            <text:p>Educando</text:p>
          </table:table-cell>
          <table:table-cell office:value-type="string">
            <text:p>Educando</text:p>
          </table:table-cell>
          <table:table-cell office:value-type="string">
            <text:p><text:a xlink:href="http://www.educando.edu.do/">http://www.educando.edu.do/</text:a></text:p>
          </table:table-cell>
          <table:table-cell office:value-type="string">
            <text:p>Repository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Ministerio de Educación</text:p>
          </table:table-cell>
          <table:table-cell office:value-type="string">
            <text:p>República Dominicana</text:p>
          </table:table-cell>
          <table:table-cell office:value-type="string">
            <text:p>18.463488</text:p>
          </table:table-cell>
          <table:table-cell office:value-type="string">
            <text:p>-69.908692</text:p>
          </table:table-cell>
          <table:table-cell office:value-type="string">
            <text:p>Avenida Máximo Gómez, 02</text:p>
          </table:table-cell>
          <table:table-cell table:number-columns-repeated="3" office:value-type="string">
            <text:p>Santo Domingo</text:p>
          </table:table-cell>
          <table:table-cell table:number-columns-repeated="2" office:value-type="string">
            <text:p>Spanish</text:p>
          </table:table-cell>
          <table:table-cell table:number-columns-repeated="2" office:value-type="string">
            <text:p>None</text:p>
          </table:table-cell>
          <table:table-cell table:number-columns-repeated="4"/>
          <table:table-cell office:value-type="string">
            <text:p>educando@educando.edu.do </text:p>
          </table:table-cell>
          <table:table-cell/>
          <table:table-cell office:value-type="string">
            <text:p>Animation, Audio, Image, Game, Text, Video</text:p>
          </table:table-cell>
          <table:table-cell/>
          <table:table-cell office:value-type="string">
            <text:p>Spanish, Matemática, Natural Science, Social Science, Foreign Languages, English, French, Religion, Art Education, Physical Education</text:p>
          </table:table-cell>
          <table:table-cell table:number-columns-repeated="5"/>
          <table:table-cell office:value-type="string">
            <text:p>Join, Comment, Community</text:p>
          </table:table-cell>
        </table:table-row>
        <table:table-row table:style-name="ro3">
          <table:table-cell office:value-type="string">
            <text:p>Uruguay Educa</text:p>
          </table:table-cell>
          <table:table-cell office:value-type="string">
            <text:p>Uruguay Educa</text:p>
          </table:table-cell>
          <table:table-cell office:value-type="string">
            <text:p>Uruguay Educa</text:p>
          </table:table-cell>
          <table:table-cell office:value-type="string">
            <text:p><text:a xlink:href="http://www.uruguayeduca.edu.uy/">http://www.uruguayeduca.edu.uy/</text:a></text:p>
          </table:table-cell>
          <table:table-cell office:value-type="string">
            <text:p>Aggregator, Repository</text:p>
          </table:table-cell>
          <table:table-cell office:value-type="string">
            <text:p>Administración Nacional de Educación Pública</text:p>
          </table:table-cell>
          <table:table-cell office:value-type="string">
            <text:p>Administración Nacional de Educación Pública</text:p>
          </table:table-cell>
          <table:table-cell office:value-type="string">
            <text:p>Administración Nacional de Educación Pública</text:p>
          </table:table-cell>
          <table:table-cell office:value-type="string">
            <text:p>Uruguai</text:p>
          </table:table-cell>
          <table:table-cell office:value-type="string">
            <text:p>-34.904683</text:p>
          </table:table-cell>
          <table:table-cell office:value-type="string">
            <text:p>-56.194079</text:p>
          </table:table-cell>
          <table:table-cell office:value-type="string">
            <text:p>Av. Libertador 1409</text:p>
          </table:table-cell>
          <table:table-cell table:number-columns-repeated="3" office:value-type="string">
            <text:p>Montevideo</text:p>
          </table:table-cell>
          <table:table-cell table:number-columns-repeated="2" office:value-type="string">
            <text:p>Spanish</text:p>
          </table:table-cell>
          <table:table-cell office:value-type="string">
            <text:p>Other</text:p>
          </table:table-cell>
          <table:table-cell office:value-type="string">
            <text:p>None</text:p>
          </table:table-cell>
          <table:table-cell table:number-columns-repeated="4"/>
          <table:table-cell office:value-type="string">
            <text:p>o@uruguayeduca.edu.uy</text:p>
          </table:table-cell>
          <table:table-cell/>
          <table:table-cell office:value-type="string">
            <text:p>Audio, Image, Simulation, Text, Video</text:p>
          </table:table-cell>
          <table:table-cell table:style-name="ce5" office:value-type="string">
            <text:p>ISCED 0 (0 - Early childhood education), ISCED 1 (1 – Primary), ISCED 2 (2 - Lower secondary), ISCED 3 (3 - Upper secondary), ISCED 5 (5 - Short-cycle tertiary), ISCED 6 (6 - Bachelor or equivalent)</text:p>
          </table:table-cell>
          <table:table-cell office:value-type="string">
            <text:p>Arts, Natural Sciences, Mathematics, Social Science, Languages, Physical Education, Education and Technology</text:p>
          </table:table-cell>
          <table:table-cell office:value-type="string">
            <text:p>Government of Uruguay</text:p>
          </table:table-cell>
          <table:table-cell office:value-type="string">
            <text:p>Gobierno de Uruguay</text:p>
          </table:table-cell>
          <table:table-cell office:value-type="string">
            <text:p>Governo do Uruguai</text:p>
          </table:table-cell>
          <table:table-cell table:number-columns-repeated="2"/>
          <table:table-cell office:value-type="string">
            <text:p>Contact, Join, Comment, Community</text:p>
          </table:table-cell>
        </table:table-row>
        <table:table-row table:style-name="ro3">
          <table:table-cell office:value-type="string">
            <text:p>Plan Ceibal</text:p>
          </table:table-cell>
          <table:table-cell office:value-type="string">
            <text:p>Plan Ceibal</text:p>
          </table:table-cell>
          <table:table-cell office:value-type="string">
            <text:p>Plan Ceibal</text:p>
          </table:table-cell>
          <table:table-cell office:value-type="string">
            <text:p><text:a xlink:href="http://www.ceibal.edu.uy/recurso/educación-inicial-y-primaria">http://www.ceibal.edu.uy/recurso/educaci%C3%B3n-inicial-y-primaria</text:a></text:p>
          </table:table-cell>
          <table:table-cell office:value-type="string">
            <text:p>Repository</text:p>
          </table:table-cell>
          <table:table-cell office:value-type="string">
            <text:p>Centro Ceibal para el Apoyo a la Educación de la Niñez y la Adolescencia</text:p>
          </table:table-cell>
          <table:table-cell office:value-type="string">
            <text:p>Centro Ceibal para el Apoyo a la Educación de la Niñez y la Adolescencia</text:p>
          </table:table-cell>
          <table:table-cell office:value-type="string">
            <text:p>Centro Ceibal para el Apoyo a la Educación de la Niñez y la Adolescencia</text:p>
          </table:table-cell>
          <table:table-cell office:value-type="string">
            <text:p>Uruguai</text:p>
          </table:table-cell>
          <table:table-cell office:value-type="string">
            <text:p>-34.879420</text:p>
          </table:table-cell>
          <table:table-cell office:value-type="string">
            <text:p>-56.076750</text:p>
          </table:table-cell>
          <table:table-cell office:value-type="string">
            <text:p>Av. Italia, 6201</text:p>
          </table:table-cell>
          <table:table-cell table:number-columns-repeated="3" office:value-type="string">
            <text:p>Montevideo</text:p>
          </table:table-cell>
          <table:table-cell table:number-columns-repeated="2" office:value-type="string">
            <text:p>Spanish</text:p>
          </table:table-cell>
          <table:table-cell office:value-type="string">
            <text:p>None</text:p>
          </table:table-cell>
          <table:table-cell office:value-type="string">
            <text:p>CC, CC-BY-NC-SA</text:p>
          </table:table-cell>
          <table:table-cell table:number-columns-repeated="4"/>
          <table:table-cell office:value-type="string">
            <text:p><text:a xlink:href="mailto:ceibal@plan.ceibal.edu.uy">ceibal@plan.ceibal.edu.uy</text:a></text:p>
          </table:table-cell>
          <table:table-cell/>
          <table:table-cell office:value-type="string">
            <text:p>Audio, Digital Class, Image, Game, Simulation, Text, Video</text:p>
          </table:table-cell>
          <table:table-cell table:style-name="ce5" office:value-type="string">
            <text:p>ISCED 0 (0 - Early childhood education), ISCED 1 (1 – Primary), ISCED 2 (2 - Lower secondary), ISCED 3 (3 - Upper secondary)</text:p>
          </table:table-cell>
          <table:table-cell office:value-type="string">
            <text:p>Informatics, History, Geography, Mathematics, Physical Education, Science, Aesthetics, Civic Education, Technology</text:p>
          </table:table-cell>
          <table:table-cell table:number-columns-repeated="5"/>
          <table:table-cell office:value-type="string">
            <text:p>Join</text:p>
          </table:table-cell>
        </table:table-row>
        <table:table-row table:style-name="ro3">
          <table:table-cell table:number-columns-repeated="3" office:value-type="string">
            <text:p>Red Escolar Nacional</text:p>
          </table:table-cell>
          <table:table-cell office:value-type="string">
            <text:p><text:a xlink:href="http://www.rena.edu.ve/">http://www.rena.edu.ve/</text:a></text:p>
          </table:table-cell>
          <table:table-cell office:value-type="string">
            <text:p>Repository</text:p>
          </table:table-cell>
          <table:table-cell office:value-type="string">
            <text:p>Ministerio del Poder Popular para Ciencia, Tecnología y Innovación</text:p>
          </table:table-cell>
          <table:table-cell office:value-type="string">
            <text:p>Ministerio del Poder Popular para Ciencia, Tecnología y Innovación</text:p>
          </table:table-cell>
          <table:table-cell office:value-type="string">
            <text:p>Ministerio del Poder Popular para Ciencia, Tecnología y Innovación</text:p>
          </table:table-cell>
          <table:table-cell office:value-type="string">
            <text:p>Venezuela</text:p>
          </table:table-cell>
          <table:table-cell office:value-type="string">
            <text:p>10.485830</text:p>
          </table:table-cell>
          <table:table-cell office:value-type="string">
            <text:p>-66.836781</text:p>
          </table:table-cell>
          <table:table-cell office:value-type="string">
            <text:p>1 y 2 Autopista Francisco Fajardo</text:p>
          </table:table-cell>
          <table:table-cell table:number-columns-repeated="3" office:value-type="string">
            <text:p>Caracas</text:p>
          </table:table-cell>
          <table:table-cell table:number-columns-repeated="2" office:value-type="string">
            <text:p>Spanish</text:p>
          </table:table-cell>
          <table:table-cell office:value-type="string">
            <text:p>Copyright</text:p>
          </table:table-cell>
          <table:table-cell office:value-type="string">
            <text:p>Copyright, CC-BY-NC-SA</text:p>
          </table:table-cell>
          <table:table-cell office:value-type="string">
            <text:p>Ministerio del Poder Popular para la Educación, Cooperativa Serendipity, Universidad de Los Andes</text:p>
          </table:table-cell>
          <table:table-cell office:value-type="string">
            <text:p>Ministerio del Poder Popular para la Educación, Cooperativa Serendipity, Universidad de Los Andes</text:p>
          </table:table-cell>
          <table:table-cell office:value-type="string">
            <text:p>Ministerio del Poder Popular para la Educación, Cooperativa Serendipity, Universidad de Los Andes</text:p>
          </table:table-cell>
          <table:table-cell/>
          <table:table-cell office:value-type="string">
            <text:p><text:a xlink:href="mailto:webmaster@rena.edu.ve">webmaster@rena.edu.ve</text:a></text:p>
          </table:table-cell>
          <table:table-cell/>
          <table:table-cell office:value-type="string">
            <text:p>Digital Class, Text</text:p>
          </table:table-cell>
          <table:table-cell table:style-name="ce5" office:value-type="string">
            <text:p>ISCED 0 (0 - Early childhood education), ISCED 1 (1 – Primary), ISCED 2 (2 - Lower secondary), ISCED 3 (3 - Upper secondary)</text:p>
          </table:table-cell>
          <table:table-cell/>
          <table:table-cell office:value-type="string">
            <text:p>Government of Venezuela</text:p>
          </table:table-cell>
          <table:table-cell office:value-type="string">
            <text:p>Gobierno de Venezuela</text:p>
          </table:table-cell>
          <table:table-cell office:value-type="string">
            <text:p>Governo da Venezuela</text:p>
          </table:table-cell>
          <table:table-cell table:number-columns-repeated="2"/>
          <table:table-cell office:value-type="string">
            <text:p>Join, Community</text:p>
          </table:table-cell>
        </table:table-row>
        <table:table-row table:style-name="ro6">
          <table:table-cell office:value-type="string">
            <text:p>Centro de Recursos para la Enseñanza y el Aprendizaje (CREA)</text:p>
          </table:table-cell>
          <table:table-cell office:value-type="string">
            <text:p>Centro de Recursos para la Enseñanza y el Aprendizaje (CREA)</text:p>
          </table:table-cell>
          <table:table-cell office:value-type="string">
            <text:p>Centro de Recursos para la Enseñanza y el Aprendizaje (CREA)</text:p>
          </table:table-cell>
          <table:table-cell office:value-type="string">
            <text:p><text:a xlink:href="http://www.crea.udg.mx/">http://www.crea.udg.mx/</text:a></text:p>
          </table:table-cell>
          <table:table-cell office:value-type="string">
            <text:p>Repository, Dynamic</text:p>
          </table:table-cell>
          <table:table-cell table:number-columns-repeated="3" office:value-type="string">
            <text:p>Universidad de Guadalajara</text:p>
          </table:table-cell>
          <table:table-cell office:value-type="string">
            <text:p>México</text:p>
          </table:table-cell>
          <table:table-cell office:value-type="string">
            <text:p>20.676528</text:p>
          </table:table-cell>
          <table:table-cell office:value-type="string">
            <text:p>-103.369697</text:p>
          </table:table-cell>
          <table:table-cell office:value-type="string">
            <text:p>Escuela Militar de Aviación No. 16. Col. Ladrón de Guevara</text:p>
          </table:table-cell>
          <table:table-cell table:number-columns-repeated="3" office:value-type="string">
            <text:p>Guadalajara</text:p>
          </table:table-cell>
          <table:table-cell table:number-columns-repeated="2" office:value-type="string">
            <text:p>Spanish</text:p>
          </table:table-cell>
          <table:table-cell office:value-type="string">
            <text:p>Copyright</text:p>
          </table:table-cell>
          <table:table-cell office:value-type="string">
            <text:p>CC-BY-NC-SA, None, Other</text:p>
          </table:table-cell>
          <table:table-cell table:number-columns-repeated="4"/>
          <table:table-cell office:value-type="string">
            <text:p><text:a xlink:href="mailto:jazmin.mariscal@redudg.udg.mx">jazmin.mariscal@redudg.udg.mx</text:a></text:p>
          </table:table-cell>
          <table:table-cell/>
          <table:table-cell table:style-name="Default"/>
          <table:table-cell/>
          <table:table-cell office:value-type="string">
            <text:p>Natural Sciences and Mathematics, Social Science, Philosophy and Psychology, General, Geography and History, Arts, Languages, Literature and Rhetoric, Religion, Technology</text:p>
          </table:table-cell>
          <table:table-cell table:number-columns-repeated="4"/>
          <table:table-cell office:value-type="string">
            <text:p>OAI</text:p>
          </table:table-cell>
          <table:table-cell office:value-type="string">
            <text:p>Join</text:p>
          </table:table-cell>
        </table:table-row>
        <table:table-row table:style-name="ro4">
          <table:table-cell office:value-type="string">
            <text:p>Temoa Open Educational Resources Portal</text:p>
          </table:table-cell>
          <table:table-cell office:value-type="string">
            <text:p>Temoa Open Educational Resources Portal</text:p>
          </table:table-cell>
          <table:table-cell office:value-type="string">
            <text:p>Temoa Open Educational Resources Portal</text:p>
          </table:table-cell>
          <table:table-cell office:value-type="string">
            <text:p><text:a xlink:href="http://www.temoa.info/">http://www.temoa.info/</text:a></text:p>
          </table:table-cell>
          <table:table-cell office:value-type="string">
            <text:p>Aggregator</text:p>
          </table:table-cell>
          <table:table-cell office:value-type="string">
            <text:p>Tecnológico de Monterrey</text:p>
          </table:table-cell>
          <table:table-cell office:value-type="string">
            <text:p>Tecnológico de Monterrey</text:p>
          </table:table-cell>
          <table:table-cell office:value-type="string">
            <text:p>Tecnológico de Monterrey</text:p>
          </table:table-cell>
          <table:table-cell office:value-type="string">
            <text:p>Argentina</text:p>
          </table:table-cell>
          <table:table-cell table:number-columns-repeated="2"/>
          <table:table-cell office:value-type="string">
            <text:p>Ave. Eugenio Garza Sada 2501 Sur Col. Tecnológico</text:p>
          </table:table-cell>
          <table:table-cell table:number-columns-repeated="2" office:value-type="string">
            <text:p>Monterrey</text:p>
          </table:table-cell>
          <table:table-cell/>
          <table:table-cell office:value-type="string">
            <text:p>Spanish</text:p>
          </table:table-cell>
          <table:table-cell office:value-type="string">
            <text:p>Spanish, French, English, Portuguese, Other</text:p>
            <text:p/>
          </table:table-cell>
          <table:table-cell office:value-type="string">
            <text:p>Copyright</text:p>
          </table:table-cell>
          <table:table-cell table:number-columns-repeated="5"/>
          <table:table-cell office:value-type="string">
            <text:p>http://www.temoa.info/</text:p>
          </table:table-cell>
          <table:table-cell/>
          <table:table-cell office:value-type="string">
            <text:p>Audio, Image, Software, Text, Video</text:p>
            <text:p/>
          </table:table-cell>
          <table:table-cell table:style-name="ce5" office:value-type="string">
            <text:p>ISCED 0 (0 - Early childhood education), ISCED 1 (1 – Primary), ISCED 2 (2 - Lower secondary), ISCED 3 (3 - Upper secondary), ISCED 4 (4 - Post-secondary non-tertiary), ISCED 5 (5 - Short-cycle tertiary), ISCED 6 (6 - Bachelor or equivalent)</text:p>
          </table:table-cell>
          <table:table-cell office:value-type="string">
            <text:p>Sciences, Languages and Literatures, Social Science, General, Engineering &amp; Applied Sciences, History &amp; Archaeology, Health Sciences, Business &amp; Economics, Arts, Architecture &amp; Applied Arts, Law, Politics &amp; Government, Journalism &amp; Communications, Music, Dance, Drama &amp; Film</text:p>
          </table:table-cell>
          <table:table-cell table:number-columns-repeated="5"/>
          <table:table-cell office:value-type="string">
            <text:p>Contact, Join, Contribute</text:p>
            <text:p/>
          </table:table-cell>
        </table:table-row>
        <table:table-row table:style-name="ro3">
          <table:table-cell office:value-type="string">
            <text:p>Portal de la Educación Básica em México</text:p>
          </table:table-cell>
          <table:table-cell office:value-type="string">
            <text:p>Portal de la Educación Básica em México</text:p>
          </table:table-cell>
          <table:table-cell office:value-type="string">
            <text:p>Portal de la Educación Básica em México</text:p>
          </table:table-cell>
          <table:table-cell office:value-type="string">
            <text:p><text:a xlink:href="http://basica.sep.gob.mx/">http://basica.sep.gob.mx/</text:a></text:p>
          </table:table-cell>
          <table:table-cell office:value-type="string">
            <text:p>Repository</text:p>
          </table:table-cell>
          <table:table-cell office:value-type="string">
            <text:p>Secretaría de Educación Pública</text:p>
          </table:table-cell>
          <table:table-cell office:value-type="string">
            <text:p>Secretaría de Educación Pública</text:p>
          </table:table-cell>
          <table:table-cell office:value-type="string">
            <text:p>Secretaría de Educación Pública</text:p>
          </table:table-cell>
          <table:table-cell office:value-type="string">
            <text:p>Argentina</text:p>
          </table:table-cell>
          <table:table-cell office:value-type="string">
            <text:p>19.437568</text:p>
          </table:table-cell>
          <table:table-cell office:value-type="string">
            <text:p>-99.131466</text:p>
          </table:table-cell>
          <table:table-cell office:value-type="string">
            <text:p>Argentina 28, Col. Centro</text:p>
          </table:table-cell>
          <table:table-cell table:number-columns-repeated="2" office:value-type="string">
            <text:p>Ciudad de México, D.F.</text:p>
          </table:table-cell>
          <table:table-cell/>
          <table:table-cell table:number-columns-repeated="2" office:value-type="string">
            <text:p>Spanish</text:p>
          </table:table-cell>
          <table:table-cell office:value-type="string">
            <text:p>Copyright</text:p>
          </table:table-cell>
          <table:table-cell table:number-columns-repeated="5"/>
          <table:table-cell office:value-type="string">
            <text:p><text:a xlink:href="mailto:basica@sep.gob.mx">basica@sep.gob.mx</text:a></text:p>
          </table:table-cell>
          <table:table-cell/>
          <table:table-cell office:value-type="string">
            <text:p>Text</text:p>
          </table:table-cell>
          <table:table-cell table:style-name="ce5" office:value-type="string">
            <text:p>ISCED 0 (0 - Early childhood education), ISCED 1 (1 – Primary), ISCED 2 (2 - Lower secondary), ISCED 3 (3 - Upper secondary)</text:p>
          </table:table-cell>
          <table:table-cell office:value-type="string">
            <text:p>Art Education, Physical Education, Spanish, Nature and Society, Ethics and Citizenship, Mathematics</text:p>
          </table:table-cell>
          <table:table-cell office:value-type="string">
            <text:p>Government of Mexico</text:p>
          </table:table-cell>
          <table:table-cell office:value-type="string">
            <text:p>Gobierno de México</text:p>
          </table:table-cell>
          <table:table-cell office:value-type="string">
            <text:p>Governo do México</text:p>
          </table:table-cell>
          <table:table-cell table:number-columns-repeated="3"/>
        </table:table-row>
        <table:table-row table:style-name="ro3">
          <table:table-cell office:value-type="string">
            <text:p>Habilidades Digitales para Todos</text:p>
          </table:table-cell>
          <table:table-cell office:value-type="string">
            <text:p>Habilidades Digitales para Todos</text:p>
          </table:table-cell>
          <table:table-cell office:value-type="string">
            <text:p>Habilidades Digitales para Todos</text:p>
          </table:table-cell>
          <table:table-cell office:value-type="string">
            <text:p><text:a xlink:href="http://www.hdt.gob.mx/hdt/">http://www.hdt.gob.mx/hdt/</text:a></text:p>
          </table:table-cell>
          <table:table-cell office:value-type="string">
            <text:p>Repository</text:p>
          </table:table-cell>
          <table:table-cell office:value-type="string">
            <text:p>Secretaría de Educación Pública</text:p>
          </table:table-cell>
          <table:table-cell office:value-type="string">
            <text:p>Secretaría de Educación Pública</text:p>
          </table:table-cell>
          <table:table-cell office:value-type="string">
            <text:p>Secretaría de Educación Pública</text:p>
          </table:table-cell>
          <table:table-cell office:value-type="string">
            <text:p>Argentina</text:p>
          </table:table-cell>
          <table:table-cell office:value-type="string">
            <text:p>19.430192</text:p>
          </table:table-cell>
          <table:table-cell office:value-type="string">
            <text:p>-99.154839</text:p>
          </table:table-cell>
          <table:table-cell office:value-type="string">
            <text:p>Versalles 49,Colonia Juárez, Cuauhtémoc</text:p>
          </table:table-cell>
          <table:table-cell table:number-columns-repeated="2" office:value-type="string">
            <text:p>Ciudad de México, D.F.</text:p>
          </table:table-cell>
          <table:table-cell/>
          <table:table-cell table:number-columns-repeated="2" office:value-type="string">
            <text:p>Spanish</text:p>
          </table:table-cell>
          <table:table-cell table:number-columns-repeated="2" office:value-type="string">
            <text:p>None</text:p>
          </table:table-cell>
          <table:table-cell table:number-columns-repeated="4"/>
          <table:table-cell office:value-type="string">
            <text:p><text:a xlink:href="mailto:hdt@sep.gob.mx">hdt@sep.gob.mx</text:a></text:p>
          </table:table-cell>
          <table:table-cell/>
          <table:table-cell table:style-name="ce6" office:value-type="string">
            <text:p>Digital Class, Audio, Text</text:p>
          </table:table-cell>
          <table:table-cell table:style-name="ce5" office:value-type="string">
            <text:p>ISCED 0 (0 - Early childhood education), ISCED 1 (1 – Primary), ISCED 2 (2 - Lower secondary), ISCED 3 (3 - Upper secondary)</text:p>
          </table:table-cell>
          <table:table-cell office:value-type="string">
            <text:p>Natural Science, Art Education, Physical Education<text:tab/>, Spanish, Nature and Society, Ethics and Citizenship, Mathematics, Geography, History</text:p>
          </table:table-cell>
          <table:table-cell office:value-type="string">
            <text:p>Government of Mexico</text:p>
          </table:table-cell>
          <table:table-cell office:value-type="string">
            <text:p>Gobierno de México</text:p>
          </table:table-cell>
          <table:table-cell office:value-type="string">
            <text:p>Governo do México</text:p>
          </table:table-cell>
          <table:table-cell table:number-columns-repeated="2"/>
          <table:table-cell office:value-type="string">
            <text:p>Contact, Comment</text:p>
          </table:table-cell>
        </table:table-row>
        <table:table-row table:style-name="ro3">
          <table:table-cell office:value-type="string">
            <text:p>Encicloabierta</text:p>
          </table:table-cell>
          <table:table-cell office:value-type="string">
            <text:p>Encicloabierta</text:p>
          </table:table-cell>
          <table:table-cell office:value-type="string">
            <text:p>Encicloabierta</text:p>
          </table:table-cell>
          <table:table-cell office:value-type="string">
            <text:p><text:a xlink:href="http://www.encicloabierta.org/">http://www.encicloabierta.org/</text:a></text:p>
          </table:table-cell>
          <table:table-cell office:value-type="string">
            <text:p>Repository</text:p>
          </table:table-cell>
          <table:table-cell office:value-type="string">
            <text:p>Independent</text:p>
          </table:table-cell>
          <table:table-cell office:value-type="string">
            <text:p>Independiente</text:p>
          </table:table-cell>
          <table:table-cell office:value-type="string">
            <text:p>Independente</text:p>
          </table:table-cell>
          <table:table-cell office:value-type="string">
            <text:p>Argentina</text:p>
          </table:table-cell>
          <table:table-cell office:value-type="string">
            <text:p>19.430865</text:p>
          </table:table-cell>
          <table:table-cell office:value-type="string">
            <text:p>-99.152185</text:p>
          </table:table-cell>
          <table:table-cell/>
          <table:table-cell table:number-columns-repeated="2" office:value-type="string">
            <text:p>Ciudad de México, D.F.</text:p>
          </table:table-cell>
          <table:table-cell/>
          <table:table-cell table:number-columns-repeated="2" office:value-type="string">
            <text:p>Spanish</text:p>
          </table:table-cell>
          <table:table-cell table:number-columns-repeated="2" office:value-type="string">
            <text:p>None</text:p>
          </table:table-cell>
          <table:table-cell table:number-columns-repeated="4"/>
          <table:table-cell office:value-type="string">
            <text:p><text:a xlink:href="mailto:info@encicloabierta.org">info@encicloabierta.org</text:a></text:p>
          </table:table-cell>
          <table:table-cell/>
          <table:table-cell table:style-name="ce6" office:value-type="string">
            <text:p>Digital Class <text:s/></text:p>
          </table:table-cell>
          <table:table-cell table:style-name="ce5" office:value-type="string">
            <text:p>ISCED 1 (1 - Primary), ISCED 2 (2 - Lower secondary), ISCED 3 (3 - Upper secondary)</text:p>
          </table:table-cell>
          <table:table-cell table:number-columns-repeated="6"/>
          <table:table-cell office:value-type="string">
            <text:p>Contac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6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4/14/2014</text:date>, <text:time>22:3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4T22:35:15</dc:date>
    <dc:creator>Luiz Fukushiro</dc:creator>
    <meta:generator>OpenOffice/4.0.1$Unix OpenOffice.org_project/401m5$Build-9714</meta:generator>
    <meta:editing-duration>PT56M28S</meta:editing-duration>
    <meta:editing-cycles>1</meta:editing-cycles>
    <meta:document-statistic meta:table-count="1" meta:cell-count="855" meta:object-count="0"/>
  </office:meta>
</office:document-meta>
</file>